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996600" draw:textarea-horizontal-align="center" draw:textarea-vertical-align="middle"/>
    </style:style>
    <style:style style:name="gr2" style:family="graphic" style:parent-style-name="standard">
      <style:graphic-properties svg:stroke-width="0.007cm" svg:stroke-color="#ffffff" draw:marker-start-width="0.21cm" draw:marker-end-width="0.21cm" draw:fill="gradient" draw:fill-gradient-name="Gradient_20_18" draw:textarea-horizontal-align="justify" draw:textarea-vertical-align="middle" draw:auto-grow-height="false" fo:min-height="0cm" fo:min-width="0cm" fo:padding-top="0.003cm" fo:padding-bottom="0.003cm" fo:padding-left="0.003cm" fo:padding-right="0.003cm" fo:wrap-option="no-wrap"/>
    </style:style>
    <style:style style:name="gr3" style:family="graphic" style:parent-style-name="standard">
      <style:graphic-properties svg:stroke-color="#ffffff" draw:fill="gradient" draw:fill-gradient-name="Gradient_20_19" draw:textarea-horizontal-align="justify" draw:textarea-vertical-align="middle" draw:auto-grow-height="false" fo:min-height="0cm" fo:min-width="0cm" fo:wrap-option="no-wrap"/>
    </style:style>
    <style:style style:name="gr4" style:family="graphic" style:parent-style-name="standard">
      <style:graphic-properties svg:stroke-color="#ffffff" draw:fill-color="#ffff00" draw:textarea-vertical-align="middle" draw:auto-grow-height="false" fo:min-height="0.749cm" fo:min-width="0.499cm"/>
    </style:style>
    <style:style style:name="gr5" style:family="graphic" style:parent-style-name="standard">
      <style:graphic-properties draw:fill-color="#666666" draw:textarea-horizontal-align="justify" draw:textarea-vertical-align="middle" draw:auto-grow-height="false"/>
    </style:style>
    <style:style style:name="gr6" style:family="graphic" style:parent-style-name="standard">
      <style:graphic-properties draw:fill-color="#dddddd" draw:textarea-horizontal-align="justify" draw:textarea-vertical-align="middle" draw:auto-grow-height="false"/>
    </style:style>
    <style:style style:name="gr7" style:family="graphic" style:parent-style-name="standard">
      <style:graphic-properties draw:fill-color="#999999" draw:textarea-horizontal-align="justify" draw:textarea-vertical-align="middle" draw:auto-grow-height="false"/>
    </style:style>
    <style:style style:name="gr8" style:family="graphic" style:parent-style-name="standard">
      <style:graphic-properties draw:fill-color="#cccccc" draw:textarea-horizontal-align="justify" draw:textarea-vertical-align="middle" draw:auto-grow-height="false"/>
    </style:style>
    <style:style style:name="gr9" style:family="graphic" style:parent-style-name="standard">
      <style:graphic-properties svg:stroke-color="#ffcc00" draw:fill-color="#ff0000" draw:textarea-vertical-align="middle" draw:auto-grow-height="false" fo:min-height="0.749cm" fo:min-width="0.499cm"/>
    </style:style>
    <style:style style:name="gr10" style:family="graphic" style:parent-style-name="standard">
      <style:graphic-properties svg:stroke-color="#996600" draw:fill-color="#996600" draw:textarea-horizontal-align="center" draw:textarea-vertical-align="middle"/>
    </style:style>
    <style:style style:name="gr11" style:family="graphic" style:parent-style-name="standard">
      <style:graphic-properties draw:fill-color="#996600" draw:textarea-horizontal-align="justify" draw:textarea-vertical-align="middle" draw:auto-grow-height="false"/>
    </style:style>
    <style:style style:name="gr12" style:family="graphic" style:parent-style-name="standard">
      <style:graphic-properties draw:fill-color="#cc9900" draw:textarea-horizontal-align="justify" draw:textarea-vertical-align="middle" draw:auto-grow-height="false"/>
    </style:style>
    <style:style style:name="gr13" style:family="graphic" style:parent-style-name="standard">
      <style:graphic-properties draw:fill-color="#ffffcc" draw:textarea-horizontal-align="justify" draw:textarea-vertical-align="middle" draw:auto-grow-height="false"/>
    </style:style>
    <style:style style:name="gr14" style:family="graphic" style:parent-style-name="standard">
      <style:graphic-properties draw:fill-color="#000000" draw:textarea-horizontal-align="justify" draw:textarea-vertical-align="middle" draw:auto-grow-height="false"/>
    </style:style>
    <style:style style:name="gr15" style:family="graphic" style:parent-style-name="standard">
      <style:graphic-properties draw:fill-color="#ffffff" draw:textarea-horizontal-align="justify" draw:textarea-vertical-align="middle" draw:auto-grow-height="false"/>
    </style:style>
    <style:style style:name="gr16" style:family="graphic" style:parent-style-name="objectwithoutfill">
      <style:graphic-properties svg:stroke-width="0.018cm" svg:stroke-color="#ff0000" draw:marker-start-width="0.227cm" draw:marker-end-width="0.227cm" draw:fill="none" draw:textarea-horizontal-align="center" draw:textarea-vertical-align="middle" fo:padding-top="0.009cm" fo:padding-bottom="0.009cm" fo:padding-left="0.009cm" fo:padding-right="0.009cm"/>
    </style:style>
    <style:style style:name="gr17" style:family="graphic" style:parent-style-name="standard">
      <style:graphic-properties draw:fill-color="#333333" draw:textarea-horizontal-align="justify" draw:textarea-vertical-align="middle" draw:auto-grow-height="false"/>
    </style:style>
    <style:style style:name="gr18" style:family="graphic" style:parent-style-name="standard">
      <style:graphic-properties svg:stroke-color="#ffcc99" draw:fill-color="#ffcc99" draw:textarea-horizontal-align="justify" draw:textarea-vertical-align="middle" draw:auto-grow-height="false"/>
    </style:style>
    <style:style style:name="P1" style:family="paragraph">
      <style:paragraph-properties fo:text-align="center"/>
    </style:style>
  </office:automatic-styles>
  <office:body>
    <office:drawing>
      <draw:page draw:name="page1" draw:style-name="dp1" draw:master-page-name="WEB-Draw-klein">
        <draw:ellipse draw:style-name="gr1" draw:layer="layout" svg:width="0.375cm" svg:height="0.417cm" svg:x="2.141cm" svg:y="2.228cm">
          <text:p/>
        </draw:ellipse>
        <draw:custom-shape draw:style-name="gr2" draw:text-style-name="P1" draw:layer="layout" svg:width="1.792cm" svg:height="0.913cm" draw:transform="rotate (0.18029251173098) translate (0.548cm 0.4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1.032cm" svg:height="0.491cm" draw:transform="rotate (0.377863783056701) translate (0.71cm 0.7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0.462cm" svg:height="0.581cm" svg:x="0.721cm" svg:y="0.756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ustom-shape draw:style-name="gr5" draw:text-style-name="P1" draw:layer="layout" svg:width="1.546cm" svg:height="1.454cm" svg:x="0.181cm" svg:y="1.182cm">
            <text:p/>
            <draw:enhanced-geometry svg:viewBox="0 0 21600 21600" draw:glue-points="?f6 10800 10800 21600 ?f5 10800 10800 0" draw:text-areas="?f3 ?f3 ?f4 ?f4" draw:mirror-vertical="true" draw:type="trapezoid" draw:modifiers="8880.155138978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 draw:text-style-name="P1" draw:layer="layout" svg:width="1.051cm" svg:height="1.457cm" svg:x="0.44cm" svg:y="1.18cm">
            <text:p/>
            <draw:enhanced-geometry svg:viewBox="0 0 21600 21600" draw:glue-points="?f6 10800 10800 21600 ?f5 10800 10800 0" draw:text-areas="?f3 ?f3 ?f4 ?f4" draw:mirror-vertical="true" draw:type="trapezoid" draw:modifiers="8664.6387832699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 draw:text-style-name="P1" draw:layer="layout" svg:width="0.526cm" svg:height="1.457cm" svg:x="0.701cm" svg:y="1.18cm">
            <text:p/>
            <draw:enhanced-geometry svg:viewBox="0 0 21600 21600" draw:glue-points="?f6 10800 10800 21600 ?f5 10800 10800 0" draw:text-areas="?f3 ?f3 ?f4 ?f4" draw:mirror-vertical="true" draw:type="trapezoid" draw:modifiers="8566.2239089184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0.249cm" svg:height="1.457cm" svg:x="0.843cm" svg:y="1.18cm">
            <text:p/>
            <draw:enhanced-geometry svg:viewBox="0 0 21600 21600" draw:glue-points="?f6 10800 10800 21600 ?f5 10800 10800 0" draw:text-areas="?f3 ?f3 ?f4 ?f4" draw:mirror-vertical="true" draw:type="trapezoid" draw:modifiers="8566.2239089184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9" draw:text-style-name="P1" draw:layer="layout" svg:width="0.145cm" svg:height="0.41cm" svg:x="0.883cm" svg:y="0.89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10" draw:layer="layout" svg:width="2.792cm" svg:height="0.179cm" svg:x="0.131cm" svg:y="2.627cm">
          <text:p/>
        </draw:rect>
        <draw:custom-shape draw:style-name="gr11" draw:text-style-name="P1" draw:layer="layout" svg:width="0.29cm" svg:height="0.249cm" svg:x="2.177cm" svg:y="2.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086cm" svg:height="0.086cm" svg:x="2.147cm" svg:y="2.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086cm" svg:height="0.086cm" svg:x="2.422cm" svg:y="2.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138cm" svg:height="0.086cm" svg:x="2.262cm" svg:y="2.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042cm" svg:height="0.034cm" svg:x="2.308cm" svg:y="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 draw:text-style-name="P1" draw:layer="layout" svg:width="0.087cm" svg:height="0.066cm" draw:transform="rotate (-0.866905039466607) translate (2.258cm 2.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049cm" svg:height="0.049cm" svg:x="2.249cm" svg:y="2.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02cm" svg:height="0.02cm" svg:x="2.264cm" svg:y="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5" draw:text-style-name="P1" draw:layer="layout" svg:width="0.087cm" svg:height="0.066cm" draw:transform="rotate (-2.07240395381886) translate (2.443cm 2.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049cm" svg:height="0.049cm" draw:transform="rotate (-1.20549891435344) translate (2.397cm 2.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02cm" svg:height="0.02cm" draw:transform="rotate (-1.20549891435344) translate (2.387cm 2.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 draw:layer="layout" svg:width="0.084cm" svg:height="0.023cm" svg:x="2.286cm" svg:y="2.193cm" svg:viewBox="0 0 85 24" svg:d="m0 0c13 8 25 30 44 23h16l14-5 11-12">
          <text:p/>
        </draw:path>
        <draw:custom-shape draw:style-name="gr17" draw:text-style-name="P1" draw:layer="layout" svg:width="0.157cm" svg:height="0.135cm" svg:x="2.082cm" svg:y="2.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 draw:text-style-name="P1" draw:layer="layout" svg:width="0.087cm" svg:height="0.066cm" draw:transform="rotate (-0.866905039466607) translate (2.258cm 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049cm" svg:height="0.049cm" svg:x="2.249cm" svg:y="2.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02cm" svg:height="0.02cm" svg:x="2.264cm" svg:y="2.1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 draw:text-style-name="P1" draw:layer="layout" svg:width="0.083cm" svg:height="0.086cm" svg:x="2.134cm" svg:y="2.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57cm" svg:height="0.135cm" svg:x="2.409cm" svg:y="2.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083cm" svg:height="0.086cm" svg:x="2.432cm" svg:y="2.54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 draw:text-style-name="P1" draw:layer="layout" svg:width="0.108cm" svg:height="0.108cm" svg:x="2.212cm" svg:y="2.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197cm" svg:height="0.11cm" draw:transform="rotate (-0.773180858634529) translate (2.184cm 2.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108cm" svg:height="0.108cm" svg:x="2.343cm" svg:y="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197cm" svg:height="0.11cm" draw:transform="rotate (-2.21220482690358) translate (2.544cm 2.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8" draw:display-name="Gradient 18" draw:style="ellipsoid" draw:cx="50%" draw:cy="50%" draw:start-color="#e6e6ff" draw:end-color="#000000" draw:start-intensity="100%" draw:end-intensity="100%" draw:angle="0" draw:border="35%"/>
    <draw:gradient draw:name="Gradient_20_19" draw:display-name="Gradient 19" draw:style="ellipsoid" draw:cx="50%" draw:cy="50%" draw:start-color="#e6e6ff" draw:end-color="#000000" draw:start-intensity="100%" draw:end-intensity="100%" draw:angle="300" draw:border="35%"/>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400000004077CDC8F9.png" xlink:type="simple" xlink:show="embed" xlink:actuate="onLoad"/>
    <draw:marker draw:name="Arrow" svg:viewBox="0 0 20 30" svg:d="m10 0-10 30h20"/>
    <draw:marker draw:name="Symmetric_20_Arrow" draw:display-name="Symmetric Arrow" svg:viewBox="0 0 1131 902" svg:d="m564 0-564 902h1131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fo:font-size="24pt" fo:language="de" fo:country="DE"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ccccff" draw:fill-gradient-name="Gradient_20_7" draw:fill-hatch-name="Hatch_20_46" draw:fill-image-name="Bitmape_20_1" draw:fill-image-width="0cm" draw:fill-image-height="0cm" draw:shadow="hidden" draw:shadow-offset-x="0.3cm" draw:shadow-offset-y="0.3cm" draw:shadow-color="#808080" draw:decimal-places="1">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Arial" style:font-style-name="Standard" style:font-family-generic="swiss" style:font-pitch="variable" fo:font-size="8pt" fo:font-style="normal" fo:text-shadow="none" style:text-underline-style="none" fo:font-weight="normal"/>
    </style:style>
    <style:style style:name="objectwitharrow" style:family="graphic" style:parent-style-name="standard">
      <style:graphic-properties draw:stroke="solid" svg:stroke-width="0cm" svg:stroke-color="#000000" draw:marker-start="Arrow" draw:marker-start-width="0.48cm" draw:marker-start-center="true" draw:marker-end="Symmetric_20_Arrow" draw:marker-end-width="0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Verbinder_20_mit_20_Pfeil" style:display-name="Verbinder mit Pfeil" style:family="graphic" style:parent-style-name="standard">
      <style:graphic-properties draw:marker-end="Symmetric_20_Arrow" draw:marker-end-width="0.2cm" draw:textarea-horizontal-align="center" draw:textarea-vertical-align="middle"/>
    </style:style>
    <style:style style:name="Verbinder-Standard_20_mit_20_Pfeil" style:display-name="Verbinder-Standard mit Pfeil" style:family="graphic" style:parent-style-name="standard">
      <style:graphic-properties draw:marker-end="Symmetric_20_Arrow"/>
    </style:style>
    <style:style style:name="Verbinder-direkt_20_mit_20_Pfeil_20_rot" style:display-name="Verbinder-direkt mit Pfeil rot" style:family="graphic" style:parent-style-name="Verbinder_20_mit_20_Pfeil">
      <style:graphic-properties svg:stroke-color="#800000"/>
    </style:style>
    <style:style style:name="Verbinder-Standard_20_mit_20_Pfeil_20_rot" style:display-name="Verbinder-Standard mit Pfeil rot" style:family="graphic">
      <style:graphic-properties svg:stroke-color="#800000"/>
    </style:style>
  </office:styles>
  <office:automatic-styles>
    <style:page-layout style:name="PM0">
      <style:page-layout-properties fo:margin-top="0cm" fo:margin-bottom="0cm" fo:margin-left="0cm" fo:margin-right="0cm" fo:page-width="3cm" fo:page-height="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WEB-Draw-klein"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Win32 OpenOffice.org_project/400m3$Build-9702</meta:generator>
    <meta:creation-date>2014-02-25T12:07:05.03</meta:creation-date>
    <dc:language>de-DE</dc:language>
    <meta:editing-cycles>5</meta:editing-cycles>
    <meta:editing-duration>PT20M24S</meta:editing-duration>
    <dc:title>WEB-Draw-klein</dc:title>
    <meta:initial-creator>Martin Korneffel</meta:initial-creator>
    <dc:date>2014-02-25T12:27:29.11</dc:date>
    <dc:creator>Martin Korneffel</dc:creator>
    <meta:document-statistic meta:object-count="37"/>
    <meta:user-defined meta:name="Info 1"/>
    <meta:user-defined meta:name="Info 2"/>
    <meta:user-defined meta:name="Info 3"/>
    <meta:user-defined meta:name="Info 4"/>
    <meta:template xlink:type="simple" xlink:actuate="onRequest" xlink:title="WEB-Draw-klein" xlink:href="../../../../../../../Users/Martin/AppData/Roaming/OpenOffice/4/user/template/WEB-Draw-klein.otg" meta:date="2014-02-25T12:07:04.49"/>
  </office:meta>
</office:document-meta>
</file>